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d264d" officeooo:paragraph-rsid="000d264d"/>
    </style:style>
    <style:style style:name="P2" style:family="paragraph" style:parent-style-name="Standard">
      <style:text-properties officeooo:rsid="000d264d" officeooo:paragraph-rsid="000e28d3"/>
    </style:style>
    <style:style style:name="P3" style:family="paragraph" style:parent-style-name="Standard">
      <style:text-properties officeooo:rsid="000e28d3" officeooo:paragraph-rsid="000e28d3"/>
    </style:style>
    <style:style style:name="P4" style:family="paragraph" style:parent-style-name="Standard">
      <style:text-properties officeooo:rsid="000e28d3" officeooo:paragraph-rsid="000e28d3" fo:background-color="#ffff00"/>
    </style:style>
    <style:style style:name="P5" style:family="paragraph" style:parent-style-name="Standard">
      <style:text-properties officeooo:rsid="000e28d3" officeooo:paragraph-rsid="000e28d3" fo:background-color="transparent"/>
    </style:style>
    <style:style style:name="P6" style:family="paragraph" style:parent-style-name="Standard">
      <style:text-properties officeooo:rsid="000e914a" officeooo:paragraph-rsid="000e914a" fo:background-color="transparent"/>
    </style:style>
    <style:style style:name="P7" style:family="paragraph" style:parent-style-name="Standard">
      <style:text-properties officeooo:rsid="000f0dee" officeooo:paragraph-rsid="000f0dee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a 1<text:line-break/><text:span text:style-name="T1">Identificar Características de traducción y compiladores.</text:span><text:line-break/><text:line-break/>Traducción</text:p>
      <text:p text:style-name="P1">es un programa que resive un texto en cualquir idioma y genera un texto equivalente que se expresa otro idioma.</text:p>
      <text:p text:style-name="P1">Pero para esta ocasiona se utiliza la traducción de lenguajes de progrmacion, de java a c y entre otros<text:line-break/>tambien existe en <text:line-break/><text:line-break/><text:line-break/>compilador <text:line-break/>es un programa que traduce el lenguaje de alto nivel a un lenguaje maquina de bajo nivel,</text:p>
      <text:p text:style-name="P1">normalemnete un compilador genera varias intrucciones de codigo maquina por cada comando fuendo </text:p>
      <text:p text:style-name="P3">el compilador primeramente traduce todo a lenguaje de maquina y despues se ejecuta </text:p>
      <text:p text:style-name="P7"/>
      <text:p text:style-name="P2"><text:span text:style-name="T2"><text:line-break/>Los ensambladores y compiladores son los tipos más importantes de traductores de lenguajes de </text:span>programación, pero no los únicos. A veces encontramos traductores de alto nivel cuyos lenguajes fuente y destino son ambos de alto nivel, como el traductor</text:p>
      <text:p text:style-name="P2"/>
      <text:p text:style-name="P4">identificar características de los interpretes </text:p>
      <text:p text:style-name="P5">el interprete funciona obteneindo , analizando y ejecutando las intrucciones del prpgrama fuente una a la vez </text:p>
      <text:p text:style-name="P6">el interprete no traduce el programa a codigo fuentes antes de compilar</text:p>
      <text:p text:style-name="P6">es muy lento debia a que debido a que lo que se va ocupando se va traduciondo y luego se descrata con la intencion de no usarce frecuentemente </text:p>
      <text:p text:style-name="P4"/>
      <text:p text:style-name="P4">Diferencias entre compiladores y interpretes </text:p>
      <text:p text:style-name="P5"/>
      <text:p text:style-name="P6">El <text:span text:style-name="Strong_20_Emphasis">compilador</text:span> traduce todo el programa antes de ejecutarlo, mientras que el <text:span text:style-name="Strong_20_Emphasis">intérprete</text:span> traduce y ejecuta una instrucción a la vez.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>Explicar los diagramas de tombston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5:31:32.820376152</meta:creation-date>
    <dc:date>2025-12-16T16:52:34.066341034</dc:date>
    <meta:editing-duration>PT40M10S</meta:editing-duration>
    <meta:editing-cycles>1</meta:editing-cycles>
    <meta:document-statistic meta:table-count="0" meta:image-count="0" meta:object-count="0" meta:page-count="1" meta:paragraph-count="13" meta:word-count="227" meta:character-count="1427" meta:non-whitespace-character-count="1200"/>
    <meta:generator>LibreOffice/7.3.7.2$Linux_X86_64 LibreOffice_project/30$Build-2</meta:generator>
  </office:meta>
</office:document-meta>
</file>